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1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1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3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9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1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3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1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>
        <style:tab-stops>
          <style:tab-stop style:position="212.60pt" style:type="center"/>
          <style:tab-stop style:position="425.20pt" style:type="right"/>
        </style:tab-stops>
      </style:paragraph-properties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justify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2.70pt" fo:text-indent="-2.70pt">
        <style:tab-stops>
          <style:tab-stop style:position="77.65pt"/>
          <style:tab-stop style:position="3338.35pt"/>
          <style:tab-stop style:position="421118.95pt" style:type="right"/>
          <style:tab-stop style:position="1622.90pt"/>
          <style:tab-stop style:position="77.60pt"/>
          <style:tab-stop style:position="3338.35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2.70pt" fo:text-indent="-2.70pt">
        <style:tab-stops>
          <style:tab-stop style:position="77.65pt"/>
          <style:tab-stop style:position="3338.35pt"/>
          <style:tab-stop style:position="421118.95pt" style:type="right"/>
          <style:tab-stop style:position="1622.90pt"/>
          <style:tab-stop style:position="77.60pt"/>
          <style:tab-stop style:position="3338.35pt"/>
        </style:tab-stops>
      </style:paragraph-properties>
    </style:style>
    <style:style style:name="P10" style:family="paragraph">
      <style:paragraph-properties fo:line-height="100.00%" fo:text-align="left" fo:margin-left="2.70pt" fo:text-indent="-2.70pt">
        <style:tab-stops>
          <style:tab-stop style:position="77.65pt"/>
          <style:tab-stop style:position="3287.15pt"/>
          <style:tab-stop style:position="421118.95pt" style:type="right"/>
          <style:tab-stop style:position="1622.90pt"/>
          <style:tab-stop style:position="77.60pt"/>
          <style:tab-stop style:position="3287.15p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2.70pt" fo:text-indent="-2.70pt">
        <style:tab-stops>
          <style:tab-stop style:position="77.65pt"/>
          <style:tab-stop style:position="3287.15pt"/>
          <style:tab-stop style:position="421118.95pt" style:type="right"/>
          <style:tab-stop style:position="1622.90pt"/>
          <style:tab-stop style:position="77.60pt"/>
          <style:tab-stop style:position="3287.15pt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2.70pt" fo:text-indent="-2.70pt">
        <style:tab-stops>
          <style:tab-stop style:position="77.65pt"/>
          <style:tab-stop style:position="3287.15pt"/>
          <style:tab-stop style:position="421118.95pt" style:type="right"/>
          <style:tab-stop style:position="1622.90pt"/>
          <style:tab-stop style:position="77.60pt"/>
          <style:tab-stop style:position="3287.15p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justify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justify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justify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2.70pt" fo:text-indent="-2.70pt">
        <style:tab-stops>
          <style:tab-stop style:position="77.60pt"/>
          <style:tab-stop style:position="3338.35pt"/>
          <style:tab-stop style:position="421118.95pt" style:type="right"/>
          <style:tab-stop style:position="1622.90pt"/>
          <style:tab-stop style:position="97.70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2.70pt" fo:text-indent="-2.70pt">
        <style:tab-stops>
          <style:tab-stop style:position="77.60pt"/>
          <style:tab-stop style:position="3338.35pt"/>
          <style:tab-stop style:position="421118.95pt" style:type="right"/>
          <style:tab-stop style:position="1622.90pt"/>
          <style:tab-stop style:position="97.70pt"/>
        </style:tab-stops>
      </style:paragraph-properties>
    </style:style>
    <style:style style:name="P25" style:family="paragraph">
      <style:paragraph-properties fo:line-height="100.00%" fo:text-align="left" fo:margin-left="2.70pt" fo:text-indent="-2.70pt">
        <style:tab-stops>
          <style:tab-stop style:position="77.60pt"/>
          <style:tab-stop style:position="3287.15pt"/>
          <style:tab-stop style:position="421118.95pt" style:type="right"/>
          <style:tab-stop style:position="1622.90pt"/>
          <style:tab-stop style:position="97.70p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2.70pt" fo:text-indent="-2.70pt">
        <style:tab-stops>
          <style:tab-stop style:position="77.60pt"/>
          <style:tab-stop style:position="3287.15pt"/>
          <style:tab-stop style:position="421118.95pt" style:type="right"/>
          <style:tab-stop style:position="1622.90pt"/>
          <style:tab-stop style:position="97.70pt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2.70pt" fo:text-indent="-2.70pt">
        <style:tab-stops>
          <style:tab-stop style:position="77.60pt"/>
          <style:tab-stop style:position="3287.15pt"/>
          <style:tab-stop style:position="421118.95pt" style:type="right"/>
          <style:tab-stop style:position="1622.90pt"/>
          <style:tab-stop style:position="97.70pt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justify"/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justify"/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2.70pt" fo:text-indent="-2.70pt">
        <style:tab-stops>
          <style:tab-stop style:position="45.45pt"/>
          <style:tab-stop style:position="3338.35pt"/>
        </style:tab-stops>
      </style:paragraph-properties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center"/>
    </style:style>
    <style:style style:name="P38" style:family="paragraph">
      <style:paragraph-properties fo:line-height="100.00%" fo:text-align="left" fo:margin-left="2.70pt" fo:text-indent="-2.70pt">
        <style:tab-stops>
          <style:tab-stop style:position="45.45pt"/>
          <style:tab-stop style:position="3338.35pt"/>
        </style:tab-stops>
      </style:paragraph-properties>
    </style:style>
    <style:style style:name="P39" style:family="paragraph">
      <style:paragraph-properties fo:line-height="100.00%" fo:text-align="left" fo:margin-left="2.70pt" fo:text-indent="-2.70pt">
        <style:tab-stops>
          <style:tab-stop style:position="45.45pt"/>
          <style:tab-stop style:position="3287.15pt"/>
        </style:tab-stops>
      </style:paragraph-properties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 fo:margin-left="2.70pt" fo:text-indent="-2.70pt">
        <style:tab-stops>
          <style:tab-stop style:position="45.45pt"/>
          <style:tab-stop style:position="3287.15pt"/>
        </style:tab-stops>
      </style:paragraph-properties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 fo:margin-left="2.70pt" fo:text-indent="-2.70pt">
        <style:tab-stops>
          <style:tab-stop style:position="45.45pt"/>
          <style:tab-stop style:position="3287.15pt"/>
        </style:tab-stops>
      </style:paragraph-properties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justify"/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justify"/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justify"/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justify"/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justify"/>
    </style:style>
    <style:style style:name="P54" style:family="paragraph">
      <style:paragraph-properties fo:line-height="100.00%" fo:text-align="justify"/>
    </style:style>
    <style:style style:name="TableColumn0100" style:family="table-column">
      <style:table-column-properties style:column-width="1.115972in"/>
    </style:style>
    <style:style style:name="TableColumn0101" style:family="table-column">
      <style:table-column-properties style:column-width="1.115278in"/>
    </style:style>
    <style:style style:name="TableColumn0102" style:family="table-column">
      <style:table-column-properties style:column-width="1.115278in"/>
    </style:style>
    <style:style style:name="TableColumn0103" style:family="table-column">
      <style:table-column-properties style:column-width="1.115278in"/>
    </style:style>
    <style:style style:name="TableColumn0104" style:family="table-column">
      <style:table-column-properties style:column-width="1.115278in"/>
    </style:style>
    <style:style style:name="TableColumn0105" style:family="table-column">
      <style:table-column-properties style:column-width="1.115972in"/>
    </style:style>
    <style:style style:name="Table01" style:family="table">
      <style:table-properties style:width="6.693056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3472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001" style:family="table-cell">
      <style:table-cell-properties fo:border-top="0.003472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002" style:family="table-cell">
      <style:table-cell-properties fo:border-top="0.003472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003" style:family="table-cell">
      <style:table-cell-properties fo:border-top="0.003472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004" style:family="table-cell">
      <style:table-cell-properties fo:border-top="0.003472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005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102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103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104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105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20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202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203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204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205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Column0200" style:family="table-column">
      <style:table-column-properties style:column-width="1.115278in"/>
    </style:style>
    <style:style style:name="TableColumn0201" style:family="table-column">
      <style:table-column-properties style:column-width="1.394444in"/>
    </style:style>
    <style:style style:name="TableColumn0202" style:family="table-column">
      <style:table-column-properties style:column-width="1.394444in"/>
    </style:style>
    <style:style style:name="TableColumn0203" style:family="table-column">
      <style:table-column-properties style:column-width="1.394444in"/>
    </style:style>
    <style:style style:name="TableColumn0204" style:family="table-column">
      <style:table-column-properties style:column-width="1.394444in"/>
    </style:style>
    <style:style style:name="Table02" style:family="table">
      <style:table-properties style:width="6.693056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3472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20001" style:family="table-cell">
      <style:table-cell-properties fo:border-top="0.003472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20002" style:family="table-cell">
      <style:table-cell-properties fo:border-top="0.003472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20003" style:family="table-cell">
      <style:table-cell-properties fo:border-top="0.003472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20004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2010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20102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20103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20104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2020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20202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20203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20204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Column0300" style:family="table-column">
      <style:table-column-properties style:column-width="0.668750in"/>
    </style:style>
    <style:style style:name="TableColumn0301" style:family="table-column">
      <style:table-column-properties style:column-width="6.024306in"/>
    </style:style>
    <style:style style:name="Table03" style:family="table">
      <style:table-properties style:width="6.693056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3472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30001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30101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30201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Livro Organização e projeto de computadores: a interface hardware/software. 4 Edição.</text:span></text:p>
      <text:p text:style-name="P1"><text:span text:style-name="T2"/></text:p>
      <text:p text:style-name="P2"><text:span text:style-name="T2"/></text:p>
      <text:p text:style-name="P2"><text:span text:style-name="T3">PATTERSON, David A.; HENNESSY, John L. Organização e Projeto de Computadores: A Interface Hardware/Software. 4 ed. Rio de Janeiro: Elsevier, 2014.</text:span></text:p>
      <text:p text:style-name="P2"><text:span text:style-name="T4"/></text:p>
      <text:p text:style-name="P3"><text:span text:style-name="T5">Capítulo 4: O Processador</text:span></text:p>
      <text:p text:style-name="P3"><text:span text:style-name="T6"/></text:p>
      <text:p text:style-name="P4"><text:span text:style-name="T7">Exercício 4.12</text:span></text:p>
      <text:p text:style-name="P5"><text:span text:style-name="T8">Neste exercício, examinamos como o pipelining afeta o tempo do ciclo de clock do processador. Os problemas neste exercício consideram que os estágios individuais do caminho de dados têm as seguintes latências:</text:span></text:p>
      <text:p text:style-name="P6"><text:span text:style-name="T9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row table:style-name="TableRow0100">
          <table:table-cell table:style-name="TableCell010000">
            <text:p text:style-name="P8"><text:span text:style-name="T9"/></text:p>
          </table:table-cell>
          <table:table-cell table:style-name="TableCell010001">
            <text:p text:style-name="P8"><text:span text:style-name="T10">IF</text:span><text:span text:style-name="T11"/></text:p>
          </table:table-cell>
          <table:table-cell table:style-name="TableCell010002">
            <text:p text:style-name="P8"><text:span text:style-name="T12">ID</text:span><text:span text:style-name="T13"/></text:p>
          </table:table-cell>
          <table:table-cell table:style-name="TableCell010003">
            <text:p text:style-name="P8"><text:span text:style-name="T14">EX</text:span><text:span text:style-name="T15"/></text:p>
          </table:table-cell>
          <table:table-cell table:style-name="TableCell010004">
            <text:p text:style-name="P8"><text:span text:style-name="T16">MEM</text:span><text:span text:style-name="T17"/></text:p>
          </table:table-cell>
          <table:table-cell table:style-name="TableCell010005">
            <text:p text:style-name="P8"><text:span text:style-name="T18">WB</text:span><text:span text:style-name="T19"/></text:p>
          </table:table-cell>
        </table:table-row>
        <table:table-row table:style-name="TableRow0101">
          <table:table-cell table:style-name="TableCell010100">
            <text:p text:style-name="P11"><text:span text:style-name="T20">a.</text:span><text:span text:style-name="T21"/></text:p>
          </table:table-cell>
          <table:table-cell table:style-name="TableCell010101">
            <text:p text:style-name="P11"><text:span text:style-name="T22">250ps</text:span><text:span text:style-name="T23"/></text:p>
          </table:table-cell>
          <table:table-cell table:style-name="TableCell010102">
            <text:p text:style-name="P11"><text:span text:style-name="T24">350ps</text:span><text:span text:style-name="T25"/></text:p>
          </table:table-cell>
          <table:table-cell table:style-name="TableCell010103">
            <text:p text:style-name="P11"><text:span text:style-name="T26">150ps</text:span><text:span text:style-name="T27"/></text:p>
          </table:table-cell>
          <table:table-cell table:style-name="TableCell010104">
            <text:p text:style-name="P11"><text:span text:style-name="T28">300ps</text:span><text:span text:style-name="T29"/></text:p>
          </table:table-cell>
          <table:table-cell table:style-name="TableCell010105">
            <text:p text:style-name="P11"><text:span text:style-name="T30">200ps</text:span><text:span text:style-name="T31"/></text:p>
          </table:table-cell>
        </table:table-row>
        <table:table-row table:style-name="TableRow0102">
          <table:table-cell table:style-name="TableCell010200">
            <text:p text:style-name="P13"><text:span text:style-name="T32">b.</text:span><text:span text:style-name="T33"/></text:p>
          </table:table-cell>
          <table:table-cell table:style-name="TableCell010201">
            <text:p text:style-name="P13"><text:span text:style-name="T34">200ps</text:span><text:span text:style-name="T35"/></text:p>
          </table:table-cell>
          <table:table-cell table:style-name="TableCell010202">
            <text:p text:style-name="P13"><text:span text:style-name="T36">170ps</text:span><text:span text:style-name="T37"/></text:p>
          </table:table-cell>
          <table:table-cell table:style-name="TableCell010203">
            <text:p text:style-name="P13"><text:span text:style-name="T38">220ps</text:span><text:span text:style-name="T39"/></text:p>
          </table:table-cell>
          <table:table-cell table:style-name="TableCell010204">
            <text:p text:style-name="P13"><text:span text:style-name="T40">210ps</text:span><text:span text:style-name="T41"/></text:p>
          </table:table-cell>
          <table:table-cell table:style-name="TableCell010205">
            <text:p text:style-name="P13"><text:span text:style-name="T42">150ps</text:span><text:span text:style-name="T43"/></text:p>
          </table:table-cell>
        </table:table-row>
      </table:table>
      <text:p text:style-name="P15"><text:span text:style-name="T43"/></text:p>
      <text:p text:style-name="P15"><text:span text:style-name="T44">4.12.1 [5] &lt;4.5&gt; Qual é o tempo do ciclo de clock em um processador com e sem pipeline?</text:span></text:p>
      <text:p text:style-name="P15"><text:span text:style-name="T44"><text:tab/></text:span></text:p>
      <text:p text:style-name="P15"><text:span text:style-name="T44"><text:tab/>a) sem pipeline: 1250ps</text:span></text:p>
      <text:p text:style-name="P15"><text:span text:style-name="T44"><text:tab/><text:s text:c="4"/>com pipeline:</text:span><text:span text:style-name="T45"><text:s/></text:span><text:span text:style-name="T46">350ps</text:span><text:span text:style-name="T47"/></text:p>
      <text:p text:style-name="P15"><text:span text:style-name="T48"/></text:p>
      <text:p text:style-name="P15"><text:span text:style-name="T49"><text:tab/>b) sem pipeline: 950ps</text:span></text:p>
      <text:p text:style-name="P15"><text:span text:style-name="T49"><text:tab/><text:s text:c="4"/>com pipeline:<text:s/></text:span><text:span text:style-name="T50">220ps</text:span><text:span text:style-name="T51"/></text:p>
      <text:p text:style-name="P15"><text:span text:style-name="T52"/></text:p>
      <text:p text:style-name="P16"><text:span text:style-name="T53">4.12.2 [10] &lt;4.5&gt; Qual é a latência total de uma instrução LW em um processador com e sem pipeline?</text:span></text:p>
      <text:p text:style-name="P16"><text:span text:style-name="T54"/></text:p>
      <text:p text:style-name="P17"><text:span text:style-name="T55"><text:tab/>a)<text:s/></text:span><text:span text:style-name="T56">sem pipeline: 1250ps</text:span></text:p>
      <text:p text:style-name="P18"><text:span text:style-name="T56"><text:tab/><text:s text:c="4"/>com pipeline:1750ps</text:span></text:p>
      <text:p text:style-name="P18"><text:span text:style-name="T57"/></text:p>
      <text:p text:style-name="P19"><text:span text:style-name="T58"><text:tab/>b)<text:s/></text:span><text:span text:style-name="T59">sem pipeline: 950ps</text:span></text:p>
      <text:p text:style-name="P20"><text:span text:style-name="T59"><text:tab/><text:s text:c="4"/>com pipeline: 1100ps</text:span></text:p>
      <text:p text:style-name="P20"><text:span text:style-name="T60"/></text:p>
      <text:p text:style-name="P20"><text:span text:style-name="T60"/></text:p>
      <text:p text:style-name="P20"><text:span text:style-name="T61">Os problemas restantes neste exercício consideram que as instruções executadas pelo processador são desmembradas da seguinte forma:</text:span></text:p>
      <text:p text:style-name="P21"><text:span text:style-name="T62"/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row table:style-name="TableRow0200">
          <table:table-cell table:style-name="TableCell020000">
            <text:p text:style-name="P23"><text:span text:style-name="T62"/></text:p>
          </table:table-cell>
          <table:table-cell table:style-name="TableCell020001">
            <text:p text:style-name="P23"><text:span text:style-name="T63">ALU</text:span><text:span text:style-name="T64"/></text:p>
          </table:table-cell>
          <table:table-cell table:style-name="TableCell020002">
            <text:p text:style-name="P23"><text:span text:style-name="T65">BEQ</text:span><text:span text:style-name="T66"/></text:p>
          </table:table-cell>
          <table:table-cell table:style-name="TableCell020003">
            <text:p text:style-name="P23"><text:span text:style-name="T67">LW</text:span><text:span text:style-name="T68"/></text:p>
          </table:table-cell>
          <table:table-cell table:style-name="TableCell020004">
            <text:p text:style-name="P23"><text:span text:style-name="T69">SW</text:span><text:span text:style-name="T70"/></text:p>
          </table:table-cell>
        </table:table-row>
        <table:table-row table:style-name="TableRow0201">
          <table:table-cell table:style-name="TableCell020100">
            <text:p text:style-name="P26"><text:span text:style-name="T71">a.</text:span><text:span text:style-name="T72"/></text:p>
          </table:table-cell>
          <table:table-cell table:style-name="TableCell020101">
            <text:p text:style-name="P26"><text:span text:style-name="T73">45%</text:span><text:span text:style-name="T74"/></text:p>
          </table:table-cell>
          <table:table-cell table:style-name="TableCell020102">
            <text:p text:style-name="P26"><text:span text:style-name="T75">20%</text:span><text:span text:style-name="T76"/></text:p>
          </table:table-cell>
          <table:table-cell table:style-name="TableCell020103">
            <text:p text:style-name="P26"><text:span text:style-name="T77">20%</text:span><text:span text:style-name="T78"/></text:p>
          </table:table-cell>
          <table:table-cell table:style-name="TableCell020104">
            <text:p text:style-name="P26"><text:span text:style-name="T79">15%</text:span><text:span text:style-name="T80"/></text:p>
          </table:table-cell>
        </table:table-row>
        <table:table-row table:style-name="TableRow0202">
          <table:table-cell table:style-name="TableCell020200">
            <text:p text:style-name="P28"><text:span text:style-name="T81">b.</text:span><text:span text:style-name="T82"/></text:p>
          </table:table-cell>
          <table:table-cell table:style-name="TableCell020201">
            <text:p text:style-name="P28"><text:span text:style-name="T83">55%</text:span><text:span text:style-name="T84"/></text:p>
          </table:table-cell>
          <table:table-cell table:style-name="TableCell020202">
            <text:p text:style-name="P28"><text:span text:style-name="T85">15%</text:span><text:span text:style-name="T86"/></text:p>
          </table:table-cell>
          <table:table-cell table:style-name="TableCell020203">
            <text:p text:style-name="P28"><text:span text:style-name="T87">15%</text:span><text:span text:style-name="T88"/></text:p>
          </table:table-cell>
          <table:table-cell table:style-name="TableCell020204">
            <text:p text:style-name="P28"><text:span text:style-name="T89">15%</text:span><text:span text:style-name="T90"/></text:p>
          </table:table-cell>
        </table:table-row>
      </table:table>
      <text:p text:style-name="P30"><text:span text:style-name="T90"/></text:p>
      <text:p text:style-name="P31"><text:span text:style-name="T91">4.12.4 [10] &lt;4.5&gt; Supondo que não haja stalls ou hazards, qual é a utilização da memória de dados?</text:span></text:p>
      <text:p text:style-name="P31"><text:span text:style-name="T92"/></text:p>
      <text:p text:style-name="P31"><text:span text:style-name="T93"><text:tab/>a) 35%</text:span></text:p>
      <text:p text:style-name="P31"><text:span text:style-name="T94"/></text:p>
      <text:p text:style-name="P31"><text:span text:style-name="T95"><text:tab/>b) 30%</text:span></text:p>
      <text:p text:style-name="P31"><text:span text:style-name="T96"/></text:p>
      <text:p text:style-name="P31"><text:span text:style-name="T97">4.12.5 [10] &lt;4.5&gt; Supondo que não haja stalls ou hazards, qual é a utilização da porta de escrita de registrador da unidade “Registradores”?</text:span></text:p>
      <text:p text:style-name="P32"><text:span text:style-name="T98"/></text:p>
      <text:p text:style-name="P32"><text:span text:style-name="T99"><text:tab/>a) 65%</text:span></text:p>
      <text:p text:style-name="P32"><text:span text:style-name="T100"/></text:p>
      <text:p text:style-name="P32"><text:span text:style-name="T101"><text:tab/>b) 70%</text:span></text:p>
      <text:p text:style-name="P32"><text:span text:style-name="T102"/></text:p>
      <text:p text:style-name="P33"><text:span text:style-name="T103">Exercício 4.13</text:span></text:p>
      <text:p text:style-name="P33"><text:span text:style-name="T104">Neste exercício, examinamos como as dependências de dados afetam a execução no pipeline básico de cinco estágios descrito na Seção 4.5. Os problemas neste exercício referem-se a esta sequência de instruções:</text:span></text:p>
      <text:p text:style-name="P34"><text:span text:style-name="T105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36"><text:span text:style-name="T105"/></text:p>
          </table:table-cell>
          <table:table-cell table:style-name="TableCell030001">
            <text:p text:style-name="P37"><text:span text:style-name="T106">Sequência de instruções</text:span><text:span text:style-name="T107"/></text:p>
          </table:table-cell>
        </table:table-row>
        <table:table-row table:style-name="TableRow0301">
          <table:table-cell table:style-name="TableCell030100">
            <text:p text:style-name="P40"><text:span text:style-name="T108">a.</text:span><text:span text:style-name="T109"/></text:p>
          </table:table-cell>
          <table:table-cell table:style-name="TableCell030101">
            <text:p text:style-name="P40"><text:span text:style-name="T110">SW R16, -100(R6)</text:span></text:p>
            <text:p text:style-name="P40"><text:span text:style-name="T110">LW R4, 8(R16)</text:span></text:p>
            <text:p text:style-name="P40"><text:span text:style-name="T110">ADD R5, R4, R4</text:span><text:span text:style-name="T111"/></text:p>
          </table:table-cell>
        </table:table-row>
        <table:table-row table:style-name="TableRow0302">
          <table:table-cell table:style-name="TableCell030200">
            <text:p text:style-name="P42"><text:span text:style-name="T112">b.</text:span><text:span text:style-name="T113"/></text:p>
          </table:table-cell>
          <table:table-cell table:style-name="TableCell030201">
            <text:p text:style-name="P42"><text:span text:style-name="T114">OR R1, R2, R3</text:span></text:p>
            <text:p text:style-name="P42"><text:span text:style-name="T114">OR R2, R1, R4</text:span></text:p>
            <text:p text:style-name="P42"><text:span text:style-name="T114">OR R1, R1, R2</text:span><text:span text:style-name="T115"/></text:p>
          </table:table-cell>
        </table:table-row>
      </table:table>
      <text:p text:style-name="P44"><text:span text:style-name="T115"/></text:p>
      <text:p text:style-name="P45"><text:span text:style-name="T116">4.13.1 [10] &lt;4.5&gt; Indique as dependências e seu tipo.</text:span></text:p>
      <text:p text:style-name="P45"><text:span text:style-name="T116"/></text:p>
      <text:p text:style-name="P45"><text:span text:style-name="T117"><text:tab/>a)<text:s/></text:span><text:span text:style-name="T118">Dependência de dados nas linhas 2 e 3, no R4;</text:span></text:p>
      <text:p text:style-name="P45"><text:span text:style-name="T118"/></text:p>
      <text:p text:style-name="P45"><text:span text:style-name="T119"><text:tab/>b)<text:s/></text:span><text:span text:style-name="T120">Dependência de dados nas linhas 1, 2 e 3, no R1.</text:span></text:p>
      <text:p text:style-name="P45"><text:span text:style-name="T120"><text:tab/><text:s text:c="4"/>Dependência de dados nas linhas 2 e 3, no R2.</text:span><text:span text:style-name="T121"/></text:p>
      <text:p text:style-name="P45"><text:span text:style-name="T122"/></text:p>
      <text:p text:style-name="P45"><text:span text:style-name="T123">4.13.2 [10] &lt;4.5&gt; Suponha que não haja forwarding nesse processador em pipeline. Indique hazards e acrescente instruções NOP para eliminá-los.</text:span></text:p>
      <text:p text:style-name="P45"><text:span text:style-name="T123"/></text:p>
      <text:p text:style-name="P46"><text:span text:style-name="T124"><text:tab/>a)<text:s/></text:span><text:span text:style-name="T125">SW R16, -100(R6)</text:span></text:p>
      <text:p text:style-name="P46"><text:span text:style-name="T125"><text:tab/><text:s text:c="4"/>LW<text:s/></text:span><text:span text:style-name="T126">R4</text:span><text:span text:style-name="T127">, 8(R16)</text:span></text:p>
      <text:p text:style-name="P46"><text:span text:style-name="T127"><text:tab/><text:s text:c="4"/>NOP</text:span></text:p>
      <text:p text:style-name="P46"><text:span text:style-name="T127"><text:tab/><text:s text:c="4"/>NOP</text:span></text:p>
      <text:p text:style-name="P47"><text:span text:style-name="T127"><text:s/><text:tab/><text:s text:c="4"/>ADD R5,<text:s/></text:span><text:span text:style-name="T128">R4</text:span><text:span text:style-name="T129">,<text:s/></text:span><text:span text:style-name="T130">R4</text:span><text:span text:style-name="T131"/></text:p>
      <text:p text:style-name="P47"><text:span text:style-name="T132"/></text:p>
      <text:p text:style-name="P48"><text:span text:style-name="T133"><text:tab/>b)<text:s/></text:span><text:span text:style-name="T134">OR<text:s/></text:span><text:span text:style-name="T135">R1</text:span><text:span text:style-name="T136">, R2, R3</text:span></text:p>
      <text:p text:style-name="P48"><text:span text:style-name="T136"><text:tab/><text:s text:c="4"/>NOP</text:span></text:p>
      <text:p text:style-name="P48"><text:span text:style-name="T136"><text:tab/><text:s text:c="4"/>NOP</text:span></text:p>
      <text:p text:style-name="P48"><text:span text:style-name="T136"><text:tab/><text:s text:c="4"/>OR<text:s/></text:span><text:span text:style-name="T137">R2</text:span><text:span text:style-name="T138">,<text:s/></text:span><text:span text:style-name="T139">R1</text:span><text:span text:style-name="T140">, R4</text:span></text:p>
      <text:p text:style-name="P48"><text:span text:style-name="T140"><text:s text:c="14"/>NOP</text:span></text:p>
      <text:p text:style-name="P48"><text:span text:style-name="T140"><text:s/><text:tab/><text:s text:c="4"/>NOP</text:span></text:p>
      <text:p text:style-name="P49"><text:span text:style-name="T140"><text:tab/><text:s text:c="4"/>OR R1,<text:s/></text:span><text:span text:style-name="T141">R1</text:span><text:span text:style-name="T142">,<text:s/></text:span><text:span text:style-name="T143">R2</text:span><text:span text:style-name="T144"/></text:p>
      <text:p text:style-name="P49"><text:span text:style-name="T144"/></text:p>
      <text:p text:style-name="P49"><text:span text:style-name="T145">4.13.3 [10] &lt;4.5&gt; Suponha que haja forwarding completo. Indique os hazards e acrescente instruções NOP para eliminá-los. </text:span></text:p>
      <text:p text:style-name="P49"><text:span text:style-name="T146"/></text:p>
      <text:p text:style-name="P50"><text:span text:style-name="T147"><text:tab/>a)<text:s/></text:span><text:span text:style-name="T148">SW R16, -100(R6)</text:span></text:p>
      <text:p text:style-name="P50"><text:span text:style-name="T148"><text:tab/><text:s text:c="4"/>LW<text:s/></text:span><text:span text:style-name="T149">R4</text:span><text:span text:style-name="T150">, 8(R16)</text:span></text:p>
      <text:p text:style-name="P50"><text:span text:style-name="T150"><text:tab/><text:s text:c="4"/>NOP</text:span></text:p>
      <text:p text:style-name="P51"><text:span text:style-name="T150"><text:s/><text:tab/><text:s text:c="4"/>ADD R5,<text:s/></text:span><text:span text:style-name="T151">R4</text:span><text:span text:style-name="T152">,<text:s/></text:span><text:span text:style-name="T153">R4</text:span><text:span text:style-name="T154"/></text:p>
      <text:p text:style-name="P51"><text:span text:style-name="T155"/></text:p>
      <text:p text:style-name="P52"><text:span text:style-name="T156"><text:tab/>b)<text:s/></text:span><text:span text:style-name="T157">OR<text:s/></text:span><text:span text:style-name="T158">R1</text:span><text:span text:style-name="T159">, R2, R3</text:span></text:p>
      <text:p text:style-name="P52"><text:span text:style-name="T159"><text:tab/><text:s text:c="4"/>OR<text:s/></text:span><text:span text:style-name="T160">R2</text:span><text:span text:style-name="T161">,<text:s/></text:span><text:span text:style-name="T162">R1</text:span><text:span text:style-name="T163">, R4</text:span></text:p>
      <text:p text:style-name="P53"><text:span text:style-name="T163"><text:tab/><text:s text:c="4"/>OR R1,<text:s/></text:span><text:span text:style-name="T164">R1</text:span><text:span text:style-name="T165">,<text:s/></text:span><text:span text:style-name="T166">R2</text:span><text:span text:style-name="T167"/></text:p>
      <text:p text:style-name="P54"><text:span text:style-name="T16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